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300000064C0FFF16D54E9F63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CMR10" fo:font-size="11pt" style:font-name-asian="CMR10" style:font-size-asian="11pt" style:font-name-complex="CMR10" style:font-size-complex="11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CMR10" fo:font-size="10pt" style:font-name-asian="CMR10" style:font-size-asian="10pt" style:font-name-complex="CMR10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 style:text-autospace="none"/>
      <style:text-properties officeooo:rsid="000ec578" officeooo:paragraph-rsid="000ec5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9602in, 0in, 1.7319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ustererkennung Übungsblatt 4, Moritz Walter, Manar Zaboub</text:p>
      <text:p text:style-name="Standard"/>
      <text:p text:style-name="Standard">Aufgabe 1)</text:p>
      <text:p text:style-name="P2">Konfusionsmatrix:</text:p>
      <text:p text:style-name="P2"/>
      <text:p text:style-name="P4">[[ <text:s/>0 <text:s/>Soll]</text:p>
      <text:p text:style-name="P4"><text:s/>[ <text:s/>i <text:s/>… … ...]</text:p>
      <text:p text:style-name="P4"><text:s/>[ <text:s/>s <text:s/>… … ...]</text:p>
      <text:p text:style-name="P3"><text:s/>[ <text:s/>t <text:s/>… …. ...]]</text:p>
      <text:p text:style-name="P1"/>
      <text:p text:style-name="P1">Aufgabe 1)</text:p>
      <text:p text:style-name="P1"/>
      <text:p text:style-name="P1">0.92 als Schwelle durch ausprobieren gewählt.</text:p>
      <text:p text:style-name="P1"/>
      <text:p text:style-name="P1">[[ <text:s/>0 <text:s text:c="2"/>0 <text:s text:c="2"/>1]</text:p>
      <text:p text:style-name="P1"><text:s/>[ <text:s/>0 520 <text:s/>38]</text:p>
      <text:p text:style-name="P1"><text:s/>[ <text:s/>1 <text:s/>30 333]]</text:p>
      <text:p text:style-name="P1">Fehler: 68</text:p>
      <text:p text:style-name="P1">Richtig: 853</text:p>
      <text:p text:style-name="P1">Fehlerquote: 7.38327904451683 %</text:p>
      <text:p text:style-name="P1"/>
      <text:p text:style-name="P1">Projektion auf der Graden, versetzt um Überschneidung besser zu sehen. Gewählte grenze durch schwarzen Punkt markiert.</text:p>
      <text:p text:style-name="P1"/>
      <text:p text:style-name="P1"><draw:frame draw:style-name="fr1" draw:name="Grafik1" text:anchor-type="paragraph" svg:x="-1.35in" svg:y="0.1563in" svg:width="11.6929in" svg:height="0.7992in" draw:z-index="0"><draw:image xlink:href="Pictures/100002010000078300000064C0FFF16D54E9F638.png" xlink:type="simple" xlink:show="embed" xlink:actuate="onLoad" loext:mime-type="image/png"/></draw:frame></text:p>
      <text:p text:style-name="P1"/>
      <text:p text:style-name="P5">Aufgabe 2)</text:p>
      <text:p text:style-name="P5">Um eine Klasse zu bevorzugen, kann eine anpassende Anzahl von Iterationen gewählt werden, wo für die entsprechende Klasse mehrere positiven Ergebnisse zugeordnet si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R10" svg:font-family="CMR10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itz Walter</meta:initial-creator>
    <meta:creation-date>2019-07-23T18:40:08.49</meta:creation-date>
    <dc:date>2019-07-30T23:58:01.213191896</dc:date>
    <meta:editing-duration>PT23M4S</meta:editing-duration>
    <meta:editing-cycles>8</meta:editing-cycles>
    <meta:generator>LibreOffice/6.0.7.3$Linux_X86_64 LibreOffice_project/00m0$Build-3</meta:generator>
    <meta:document-statistic meta:table-count="0" meta:image-count="1" meta:object-count="0" meta:page-count="1" meta:paragraph-count="18" meta:word-count="96" meta:character-count="590" meta:non-whitespace-character-count="490"/>
  </office:meta>
</office:document-meta>
</file>